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</office:automatic-styles>
  <office:body>
    <office:text text:use-soft-page-breaks="true">
      <text:h text:style-name="P1" text:outline-level="1">1 VL</text:h>
      <text:list text:style-name="LFO5" text:continue-numbering="true">
        <text:list-item>
          <text:p text:style-name="P2">Das Nervensystem besteht aus Neuronen, die als Einheiten der Informationsverarbeitung fungieren. Sie kommunizieren miteinander über Synapsen.</text:p>
          <text:list text:continue-numbering="true">
            <text:list-item>
              <text:p text:style-name="P3">Grundlage der Funktion ist die elektrische Erregbarkeit von Neuronen</text:p>
            </text:list-item>
          </text:list>
        </text:list-item>
        <text:list-item>
          <text:p text:style-name="P4">Sinnesorgane sind „Wandler“ die physik. Energien in neuronale Erregung übersetzen</text:p>
        </text:list-item>
        <text:list-item>
          <text:p text:style-name="P5">Neuronale Erregung kodiert Informationen aus der Umwelt</text:p>
        </text:list-item>
        <text:list-item>
          <text:p text:style-name="P6">Verhalten wird neuronal kontrolliert. Neuronale Komponenten sind die Sensorik, die Motorik und die zentrale Steuerung und Regulation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na Truong</meta:initial-creator>
    <dc:creator>Tina Truong</dc:creator>
    <meta:creation-date>2022-01-26T16:24:00Z</meta:creation-date>
    <dc:date>2022-01-26T23:26:00Z</dc:date>
    <meta:template xlink:href="Normal.dotm" xlink:type="simple"/>
    <meta:editing-cycles>1</meta:editing-cycles>
    <meta:editing-duration>PT0S</meta:editing-duration>
    <meta:document-statistic meta:page-count="1" meta:paragraph-count="1" meta:word-count="66" meta:character-count="487" meta:row-count="3" meta:non-whitespace-character-count="422"/>
  </office:meta>
</office:document-meta>
</file>